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13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7b545" officeooo:paragraph-rsid="0007b545" style:text-blinking="false" fo:background-color="transparent"/>
    </style:style>
    <style:style style:name="P7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98d30" style:text-blinking="false" fo:background-color="transparent"/>
    </style:style>
    <style:style style:name="P8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98d30" officeooo:paragraph-rsid="00098d30" style:text-blinking="false" fo:background-color="transparent"/>
    </style:style>
    <style:style style:name="P9" style:family="paragraph" style:parent-style-name="Text_20_body" style:list-style-name="L3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81d41a"/>
    </style:style>
    <style:style style:name="P12" style:family="paragraph" style:parent-style-name="Text_20_body">
      <style:text-properties fo:font-weight="bold" officeooo:rsid="000a51bf" officeooo:paragraph-rsid="000a51bf" style:font-weight-asian="bold" style:font-weight-complex="bold"/>
    </style:style>
    <style:style style:name="P13" style:family="paragraph" style:parent-style-name="Text_20_body" style:list-style-name="L5">
      <style:paragraph-properties fo:margin-top="0.423cm" fo:margin-bottom="0cm" style:contextual-spacing="false" fo:line-height="130%" fo:text-align="justify" style:justify-single-word="false" style:writing-mode="lr-tb"/>
      <style:text-properties officeooo:paragraph-rsid="000a51bf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fo:background-color="#81d41a"/>
    </style:style>
    <style:style style:name="P16" style:family="paragraph" style:parent-style-name="Text_20_body" style:list-style-name="L5">
      <style:text-properties fo:background-color="#81d41a"/>
    </style:style>
    <style:style style:name="P17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81d41a"/>
    </style:style>
    <style:style style:name="T1" style:family="text">
      <style:text-properties officeooo:rsid="0007b545"/>
    </style:style>
    <style:style style:name="T2" style:family="text">
      <style:text-properties officeooo:rsid="00098d30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098d30" fo:background-color="#81d41a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81d41a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#81d41a" loext:char-shading-value="0"/>
    </style:style>
    <style:style style:name="T7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para</text:span> hospital</text:p>
      <text:p text:style-name="P2">Desenvolver um programa para controlar <text:span text:style-name="T1">pacientes de um hospital</text:span>.</text:p>
      <text:p text:style-name="P2">REGRAS E FUNCIONALIDADES:</text:p>
      <text:list text:style-name="L1">
        <text:list-item>
          <text:p text:style-name="P3">O programa deverá cadastrar hospitais (ilimitados);</text:p>
        </text:list-item>
        <text:list-item>
          <text:p text:style-name="P3">Para cada hospital poderão ser cadastradas alas referente a algumas especialidades (por exemplo: Cardiologia, neurologia, ortopedia, pediatria...);</text:p>
        </text:list-item>
        <text:list-item>
          <text:p text:style-name="P3"><text:span text:style-name="T1">Cada</text:span> ala terá vários quartos;</text:p>
        </text:list-item>
        <text:list-item>
          <text:p text:style-name="P3"><text:span text:style-name="T1">Cada quarto terá </text:span>vários leitos;</text:p>
        </text:list-item>
        <text:list-item>
          <text:p text:style-name="P3">Cada leito permitirá o internamento de apenas um paciente <text:span text:style-name="T1">por vez</text:span>.</text:p>
        </text:list-item>
      </text:list>
      <text:p text:style-name="Text_20_body"/>
      <text:p text:style-name="P4">CADASTRAR HOSPITAL/ALAS/QUARTOS/LEITOS</text:p>
      <text:list text:style-name="L2">
        <text:list-item>
          <text:p text:style-name="P5"><text:span text:style-name="T1">h</text:span>ospital{id, <text:span text:style-name="T1">name</text:span>, <text:span text:style-name="T1">phone, cnpj</text:span>}</text:p>
        </text:list-item>
        <text:list-item>
          <text:p text:style-name="P5"><text:span text:style-name="T1">ward</text:span>{id, <text:span text:style-name="T1">specialty</text:span>, hospital_id}</text:p>
        </text:list-item>
        <text:list-item>
          <text:p text:style-name="P5"><text:span text:style-name="T1">room</text:span>{id, <text:span text:style-name="T1">room_code</text:span>, status, ala_id}</text:p>
        </text:list-item>
        <text:list-item>
          <text:p text:style-name="P5"><text:span text:style-name="T1">bed</text:span>{id, <text:span text:style-name="T1">bed_number</text:span>, status, <text:span text:style-name="T1">room</text:span>_id,}</text:p>
        </text:list-item>
        <text:list-item>
          <text:p text:style-name="P5"><text:span text:style-name="T1">patient</text:span>{id, <text:span text:style-name="T1">name, cpf, phone</text:span>}</text:p>
        </text:list-item>
        <text:list-item>
          <text:p text:style-name="P5"><text:span text:style-name="T1">admission_log</text:span>{id, leito_id, paciente_id, <text:span text:style-name="T1">date</text:span>, <text:span text:style-name="T1">event_type(ADMISSION/DISCHARGE)</text:span>}</text:p>
        </text:list-item>
        <text:list-item>
          <text:p text:style-name="P6">Ao cadastrar um hospital, PODERÁ ser informado uma lista de alas. Ao informar as alas, deverá exigir a especialidade, quantidade de quartos e quantidade de leitos por quarto;</text:p>
        </text:list-item>
        <text:list-item>
          <text:p text:style-name="P7">Ao cadastrar uma ala, informar a sua especialidade. <text:span text:style-name="T1">PODERÁ ser informado a</text:span> quantidade de quartos e quantidade de leitos por quarto;</text:p>
        </text:list-item>
        <text:list-item>
          <text:p text:style-name="P8">Ao cadastrar o quarto, PODERÁ ser informado a quantidade de leitos;</text:p>
        </text:list-item>
        <text:list-item>
          <text:p text:style-name="P8">Os leitos deverão ser criados inicialmente com o status UNOCCUPIED;</text:p>
        </text:list-item>
        <text:list-item>
          <text:p text:style-name="P5">Os quartos deverão ter um código conforme o exemplo:</text:p>
        </text:list-item>
      </text:list>
      <text:list text:style-name="L3">
        <text:list-item>
          <text:p text:style-name="P9">Ala Cardiologia - quarto número 1 =&gt; CAR-1</text:p>
        </text:list-item>
        <text:list-item>
          <text:p text:style-name="P9"><text:soft-page-break/>Ala Cardiologia - quarto número 2 =&gt; CAR-<text:span text:style-name="T2">2</text:span></text:p>
        </text:list-item>
        <text:list-item>
          <text:p text:style-name="P9">Ala Pediatria - quarto número 1 =&gt; PED-1</text:p>
        </text:list-item>
      </text:list>
      <text:p text:style-name="P4">INTERNA<text:span text:style-name="T2">ÇÃO/ALTA</text:span> PACIENTES</text:p>
      <text:list text:style-name="L4">
        <text:list-item>
          <text:p text:style-name="P10">Para internar um paciente, deverá ser verificado se há algum leito disponível de acordo com a especialidade;</text:p>
        </text:list-item>
        <text:list-item>
          <text:p text:style-name="P11">Ao internar, deverá ser informado o paciente, a ala, o quarto e o leito e alterar o status do leito para <text:span text:style-name="T2">OCCUPIED</text:span>.</text:p>
        </text:list-item>
        <text:list-item>
          <text:p text:style-name="P11">Informar a Data/hora (data e hora atual) <text:span text:style-name="T2">e o tipo do evento (ADIMISSION/DISCHARGE)</text:span></text:p>
        </text:list-item>
        <text:list-item>
          <text:p text:style-name="P10"><text:span text:style-name="T3">Ao dar alta para o paciente, <text:s/>setar status do leito para </text:span><text:span text:style-name="T4">IN_PREPARATION</text:span><text:span text:style-name="T2">;</text:span></text:p>
        </text:list-item>
      </text:list>
      <text:p text:style-name="Text_20_body"/>
      <text:p text:style-name="P12">RELATÓRIOS</text:p>
      <text:list text:style-name="L5">
        <text:list-item>
          <text:p text:style-name="P13"><text:bookmark-start text:name="__DdeLink__243_3268648751"/><text:span text:style-name="T5">Criar requisição para mostrar </text:span><text:span text:style-name="Strong_20_Emphasis"><text:span text:style-name="T6">leitos livres por especialidade</text:span></text:span><text:bookmark-end text:name="__DdeLink__243_3268648751"/><text:span text:style-name="T5">.</text:span></text:p>
        </text:list-item>
        <text:list-item>
          <text:p text:style-name="P13"><text:bookmark-start text:name="__DdeLink__241_3268648751"/><text:span text:style-name="T5">Criar requisição para mostrar </text:span><text:span text:style-name="Strong_20_Emphasis"><text:span text:style-name="T6">o quarto em que o paciente está internado</text:span></text:span><text:bookmark-end text:name="__DdeLink__241_3268648751"/><text:span text:style-name="T5">.</text:span></text:p>
        </text:list-item>
        <text:list-item>
          <text:p text:style-name="P14"><text:bookmark-start text:name="__DdeLink__239_3268648751"/><text:span text:style-name="T7">Criar requisição para mostrar </text:span><text:span text:style-name="Strong_20_Emphasis"><text:span text:style-name="T7">todos os leitos</text:span></text:span><text:bookmark-end text:name="__DdeLink__239_3268648751"/><text:span text:style-name="T7">.</text:span></text:p>
        </text:list-item>
        <text:list-item>
          <text:p text:style-name="P14"><text:bookmark-start text:name="__DdeLink__237_3268648751"/><text:span text:style-name="T7">Criar requisição para mostrar </text:span><text:span text:style-name="Strong_20_Emphasis"><text:span text:style-name="T7">a quantidade de quartos livres, ocupados e total por especialidade</text:span></text:span><text:bookmark-end text:name="__DdeLink__237_3268648751"/><text:span text:style-name="T7">.</text:span></text:p>
        </text:list-item>
        <text:list-item>
          <text:p text:style-name="P14"><text:bookmark-start text:name="__DdeLink__235_3268648751"/><text:span text:style-name="T7">Criar requisição que retorne </text:span><text:span text:style-name="Strong_20_Emphasis"><text:span text:style-name="T7">pelo id do paciente que está internado</text:span></text:span><text:bookmark-end text:name="__DdeLink__235_3268648751"/><text:span text:style-name="T7">:</text:span></text:p>
          <text:list>
            <text:list-item>
              <text:p text:style-name="P15">nome do hospital</text:p>
            </text:list-item>
            <text:list-item>
              <text:p text:style-name="P15">especialidade/ala</text:p>
            </text:list-item>
            <text:list-item>
              <text:p text:style-name="P15">código do quarto</text:p>
            </text:list-item>
            <text:list-item>
              <text:p text:style-name="P15">nome do paciente</text:p>
            </text:list-item>
            <text:list-item>
              <text:p text:style-name="P15">data/hora de internamento</text:p>
            </text:list-item>
          </text:list>
        </text:list-item>
        <text:list-item>
          <text:p text:style-name="P14"><text:bookmark-start text:name="__DdeLink__231_3268648751"/><text:span text:style-name="T3">Criar requisição </text:span><text:span text:style-name="Strong_20_Emphasis"><text:span text:style-name="T3">paginada</text:span></text:span><text:span text:style-name="T3"> que retorne o </text:span><text:span text:style-name="Strong_20_Emphasis"><text:span text:style-name="T3">histórico de internamento de um paciente</text:span></text:span><text:span text:style-name="T3"> </text:span><text:bookmark-end text:name="__DdeLink__231_3268648751"/><text:span text:style-name="T3">contendo:</text:span></text:p>
          <text:list>
            <text:list-item>
              <text:p text:style-name="P16">nome do paciente</text:p>
            </text:list-item>
            <text:list-item>
              <text:p text:style-name="P16">especialidade/ala</text:p>
            </text:list-item>
            <text:list-item>
              <text:p text:style-name="P16">data de internamento</text:p>
            </text:list-item>
            <text:list-item>
              <text:p text:style-name="P16">data de alta</text:p>
            </text:list-item>
          </text:list>
        </text:list-item>
        <text:list-item>
          <text:p text:style-name="P14"><text:bookmark-start text:name="__DdeLink__233_3268648751"/><text:span text:style-name="T7">Criar requisição que retorne </text:span><text:span text:style-name="Strong_20_Emphasis"><text:span text:style-name="T7">lista de quartos com algum leito disponível</text:span></text:span><text:bookmark-end text:name="__DdeLink__233_3268648751"/><text:span text:style-name="T7">:</text:span></text:p>
          <text:list>
            <text:list-item>
              <text:p text:style-name="P15">especialidade/ala</text:p>
            </text:list-item>
            <text:list-item>
              <text:p text:style-name="P15">código do quarto</text:p>
            </text:list-item>
          </text:list>
        </text:list-item>
        <text:list-item>
          <text:p text:style-name="P14"><text:bookmark-start text:name="__DdeLink__245_3268648751"/><text:soft-page-break/><text:span text:style-name="T3">Criar requisição que retorne </text:span><text:span text:style-name="Strong_20_Emphasis"><text:span text:style-name="T3">lista de todos os pacientes internados no momento</text:span></text:span><text:span text:style-name="T3">, ordenados alfabeticamente e agrupados por especialidade</text:span><text:bookmark-end text:name="__DdeLink__245_3268648751"/>:</text:p>
          <text:list>
            <text:list-item>
              <text:p text:style-name="P16">nome do paciente</text:p>
            </text:list-item>
            <text:list-item>
              <text:p text:style-name="P16">especialidade/ala</text:p>
            </text:list-item>
            <text:list-item>
              <text:p text:style-name="P16">data de internamento</text:p>
            </text:list-item>
            <text:list-item>
              <text:p text:style-name="P16">quantidade de dias internado</text:p>
            </text:list-item>
          </text:list>
        </text:list-item>
        <text:list-item>
          <text:p text:style-name="P14"><text:span text:style-name="T3">Criar requisição que retorne </text:span><text:span text:style-name="Strong_20_Emphasis"><text:span text:style-name="T3">histórico de internação de um leito específico</text:span></text:span><text:span text:style-name="T3">:</text:span></text:p>
          <text:list>
            <text:list-item>
              <text:p text:style-name="P16">código do leito</text:p>
            </text:list-item>
            <text:list-item>
              <text:p text:style-name="P16">nome do paciente</text:p>
            </text:list-item>
            <text:list-item>
              <text:p text:style-name="P16">data de internamento</text:p>
            </text:list-item>
            <text:list-item>
              <text:p text:style-name="P16">data de alta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16:34:11.731240230</meta:creation-date>
    <dc:date>2026-03-12T10:53:52.156252782</dc:date>
    <meta:editing-duration>PT1H1M22S</meta:editing-duration>
    <meta:editing-cycles>7</meta:editing-cycles>
    <meta:generator>LibreOffice/25.8.5.2$Linux_X86_64 LibreOffice_project/252c20f6956e3db0b52e6e2f9dda67263513c8fc</meta:generator>
    <meta:document-statistic meta:table-count="0" meta:image-count="0" meta:object-count="0" meta:page-count="3" meta:paragraph-count="57" meta:word-count="461" meta:character-count="2840" meta:non-whitespace-character-count="2486"/>
  </office:meta>
</office:document-meta>
</file>